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26.591cm" fo:margin-left="0.116cm" table:align="left"/>
    </style:style>
    <style:style style:name="Tabla1.A" style:family="table-column">
      <style:table-column-properties style:column-width="19.394cm"/>
    </style:style>
    <style:style style:name="Tabla1.B" style:family="table-column">
      <style:table-column-properties style:column-width="7.1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150467" officeooo:paragraph-rsid="00150467"/>
    </style:style>
    <style:style style:name="P2" style:family="paragraph" style:parent-style-name="Preformatted_20_Text">
      <style:text-properties officeooo:rsid="00150467" officeooo:paragraph-rsid="001849fe"/>
    </style:style>
    <style:style style:name="P3" style:family="paragraph" style:parent-style-name="Preformatted_20_Text">
      <style:text-properties style:font-name="Liberation Mono" fo:font-size="10pt" officeooo:rsid="00150467" officeooo:paragraph-rsid="00150467" style:font-name-asian="Nimbus Mono L" style:font-size-asian="10pt" style:font-name-complex="Liberation Mono" style:font-size-complex="10pt"/>
    </style:style>
    <style:style style:name="P4" style:family="paragraph" style:parent-style-name="Preformatted_20_Text">
      <style:text-properties style:font-name="Liberation Mono" fo:font-size="10pt" officeooo:rsid="00150467" officeooo:paragraph-rsid="001849fe" style:font-name-asian="Nimbus Mono L" style:font-size-asian="10pt" style:font-name-complex="Liberation Mono" style:font-size-complex="10pt"/>
    </style:style>
    <style:style style:name="P5" style:family="paragraph" style:parent-style-name="Preformatted_20_Text">
      <style:text-properties officeooo:rsid="001aba07" officeooo:paragraph-rsid="001aba07"/>
    </style:style>
    <style:style style:name="P6" style:family="paragraph" style:parent-style-name="Preformatted_20_Text">
      <style:paragraph-properties fo:margin-top="0cm" fo:margin-bottom="0.499cm" loext:contextual-spacing="false"/>
    </style:style>
    <style:style style:name="P7" style:family="paragraph" style:parent-style-name="Table_20_Contents">
      <style:text-properties style:font-name="Liberation Mono" fo:font-size="10pt" style:font-name-asian="Nimbus Mono L" style:font-size-asian="10pt" style:font-name-complex="Liberation Mono" style:font-size-complex="10pt"/>
    </style:style>
    <style:style style:name="P8" style:family="paragraph" style:parent-style-name="Table_20_Contents">
      <style:text-properties style:font-name="Liberation Mono" fo:font-size="10pt" officeooo:rsid="001849fe" officeooo:paragraph-rsid="001849fe" style:font-name-asian="Nimbus Mono L" style:font-size-asian="10pt" style:font-name-complex="Liberation Mono" style:font-size-complex="10pt"/>
    </style:style>
    <style:style style:name="P9" style:family="paragraph" style:parent-style-name="Table_20_Contents">
      <style:text-properties style:font-name="Liberation Mono" fo:font-size="10pt" officeooo:rsid="0019ca22" officeooo:paragraph-rsid="0019ca22" style:font-name-asian="Nimbus Mono L" style:font-size-asian="10pt" style:font-name-complex="Liberation Mono" style:font-size-complex="10pt"/>
    </style:style>
    <style:style style:name="P10" style:family="paragraph" style:parent-style-name="Table_20_Contents">
      <style:text-properties style:font-name="Liberation Mono" fo:font-size="10pt" officeooo:rsid="001c61e1" officeooo:paragraph-rsid="001c61e1" style:font-name-asian="Nimbus Mono L" style:font-size-asian="10pt" style:font-name-complex="Liberation Mono" style:font-size-complex="10pt"/>
    </style:style>
    <style:style style:name="P11" style:family="paragraph" style:parent-style-name="Table_20_Contents">
      <style:text-properties style:font-name="Liberation Mono" fo:font-size="10pt" officeooo:rsid="001c7478" officeooo:paragraph-rsid="001c7478" style:font-name-asian="Nimbus Mono L" style:font-size-asian="10pt" style:font-name-complex="Liberation Mono" style:font-size-complex="10pt"/>
    </style:style>
    <style:style style:name="P12" style:family="paragraph" style:parent-style-name="Table_20_Contents">
      <style:text-properties style:font-name="Liberation Mono" fo:font-size="10pt" officeooo:rsid="002237d5" officeooo:paragraph-rsid="002237d5" style:font-name-asian="Nimbus Mono L" style:font-size-asian="10pt" style:font-name-complex="Liberation Mono" style:font-size-complex="10pt"/>
    </style:style>
    <style:style style:name="P13" style:family="paragraph" style:parent-style-name="Table_20_Contents">
      <style:text-properties style:font-name="Liberation Mono" fo:font-size="10pt" officeooo:rsid="00243023" officeooo:paragraph-rsid="00243023" style:font-name-asian="Nimbus Mono L" style:font-size-asian="10pt" style:font-name-complex="Liberation Mono" style:font-size-complex="10pt"/>
    </style:style>
    <style:style style:name="P14" style:family="paragraph" style:parent-style-name="Preformatted_20_Text">
      <style:text-properties officeooo:rsid="00150467" officeooo:paragraph-rsid="00150467"/>
    </style:style>
    <style:style style:name="P15" style:family="paragraph" style:parent-style-name="Preformatted_20_Text">
      <style:text-properties officeooo:rsid="00150467" officeooo:paragraph-rsid="0025d97e"/>
    </style:style>
    <style:style style:name="P16" style:family="paragraph" style:parent-style-name="Preformatted_20_Text">
      <style:text-properties officeooo:rsid="00150467" officeooo:paragraph-rsid="002bf865"/>
    </style:style>
    <style:style style:name="P17" style:family="paragraph" style:parent-style-name="Preformatted_20_Text">
      <style:text-properties officeooo:rsid="002873f5" officeooo:paragraph-rsid="002873f5"/>
    </style:style>
    <style:style style:name="P18" style:family="paragraph" style:parent-style-name="Preformatted_20_Text">
      <style:text-properties officeooo:rsid="002888e6" officeooo:paragraph-rsid="002888e6"/>
    </style:style>
    <style:style style:name="P19" style:family="paragraph" style:parent-style-name="Preformatted_20_Text">
      <style:text-properties officeooo:rsid="0029692f" officeooo:paragraph-rsid="0029692f"/>
    </style:style>
    <style:style style:name="P20" style:family="paragraph" style:parent-style-name="Preformatted_20_Text">
      <style:text-properties style:font-name="Liberation Mono" fo:font-size="10pt" officeooo:rsid="00150467" officeooo:paragraph-rsid="00150467" style:font-name-asian="Nimbus Mono L" style:font-size-asian="10pt" style:font-name-complex="Liberation Mono" style:font-size-complex="10pt"/>
    </style:style>
    <style:style style:name="P21" style:family="paragraph" style:parent-style-name="Preformatted_20_Text">
      <style:text-properties style:font-name="Liberation Mono" fo:font-size="10pt" officeooo:rsid="00150467" officeooo:paragraph-rsid="002bf865" style:font-name-asian="Nimbus Mono L" style:font-size-asian="10pt" style:font-name-complex="Liberation Mono" style:font-size-complex="10pt"/>
    </style:style>
    <style:style style:name="P22" style:family="paragraph" style:parent-style-name="Preformatted_20_Text">
      <style:text-properties officeooo:rsid="002df490" officeooo:paragraph-rsid="002df490"/>
    </style:style>
    <style:style style:name="P23" style:family="paragraph" style:parent-style-name="Preformatted_20_Text">
      <style:paragraph-properties style:border-line-width-bottom="0.012cm 0.012cm 0.012cm" fo:padding="0.074cm" fo:border-left="none" fo:border-right="none" fo:border-top="none" fo:border-bottom="0.99pt double #000000" style:join-border="false"/>
    </style:style>
    <style:style style:name="P24" style:family="paragraph" style:parent-style-name="Table_20_Contents" style:list-style-name="L1">
      <style:text-properties style:font-name="Liberation Mono" fo:font-size="10pt" officeooo:rsid="001849fe" officeooo:paragraph-rsid="001849fe" style:font-name-asian="Nimbus Mono L" style:font-size-asian="10pt" style:font-name-complex="Liberation Mono" style:font-size-complex="10pt"/>
    </style:style>
    <style:style style:name="P25" style:family="paragraph" style:parent-style-name="Table_20_Contents">
      <style:text-properties style:font-name="Liberation Mono" fo:font-size="10pt" officeooo:rsid="001849fe" officeooo:paragraph-rsid="00243a28" style:font-name-asian="Nimbus Mono L" style:font-size-asian="10pt" style:font-name-complex="Liberation Mono" style:font-size-complex="10pt"/>
    </style:style>
    <style:style style:name="P26" style:family="paragraph" style:parent-style-name="Table_20_Contents">
      <style:text-properties style:font-name="Liberation Mono" fo:font-size="10pt" officeooo:rsid="0019ca22" officeooo:paragraph-rsid="00243a28" style:font-name-asian="Nimbus Mono L" style:font-size-asian="10pt" style:font-name-complex="Liberation Mono" style:font-size-complex="10pt"/>
    </style:style>
    <style:style style:name="P27" style:family="paragraph" style:parent-style-name="Table_20_Contents">
      <style:text-properties style:font-name="Liberation Mono" fo:font-size="10pt" officeooo:rsid="00232a58" officeooo:paragraph-rsid="0025d97e" style:font-name-asian="Nimbus Mono L" style:font-size-asian="10pt" style:font-name-complex="Liberation Mono" style:font-size-complex="10pt"/>
    </style:style>
    <style:style style:name="P28" style:family="paragraph" style:parent-style-name="Table_20_Contents">
      <style:text-properties style:font-name="Liberation Mono" fo:font-size="10pt" officeooo:rsid="0025d97e" officeooo:paragraph-rsid="00232a58" style:font-name-asian="Nimbus Mono L" style:font-size-asian="10pt" style:font-name-complex="Liberation Mono" style:font-size-complex="10pt"/>
    </style:style>
    <style:style style:name="P29" style:family="paragraph" style:parent-style-name="Table_20_Contents">
      <style:text-properties style:font-name="Liberation Mono" fo:font-size="10pt" officeooo:rsid="0025d97e" officeooo:paragraph-rsid="0025d97e" style:font-name-asian="Nimbus Mono L" style:font-size-asian="10pt" style:font-name-complex="Liberation Mono" style:font-size-complex="10pt"/>
    </style:style>
    <style:style style:name="P30" style:family="paragraph" style:parent-style-name="Table_20_Contents">
      <style:text-properties style:font-name="Liberation Mono" fo:font-size="10pt" officeooo:rsid="0025e2a1" officeooo:paragraph-rsid="0025e2a1" style:font-name-asian="Nimbus Mono L" style:font-size-asian="10pt" style:font-name-complex="Liberation Mono" style:font-size-complex="10pt"/>
    </style:style>
    <style:style style:name="P31" style:family="paragraph" style:parent-style-name="Table_20_Contents">
      <style:text-properties style:font-name="Liberation Mono" fo:font-size="10pt" officeooo:rsid="0027399d" officeooo:paragraph-rsid="0027399d" style:font-name-asian="Nimbus Mono L" style:font-size-asian="10pt" style:font-name-complex="Liberation Mono" style:font-size-complex="10pt"/>
    </style:style>
    <style:style style:name="P32" style:family="paragraph" style:parent-style-name="Table_20_Contents">
      <style:text-properties style:font-name="Liberation Mono" fo:font-size="10pt" officeooo:rsid="00274abb" officeooo:paragraph-rsid="00274abb" style:font-name-asian="Nimbus Mono L" style:font-size-asian="10pt" style:font-name-complex="Liberation Mono" style:font-size-complex="10pt"/>
    </style:style>
    <style:style style:name="P33" style:family="paragraph" style:parent-style-name="Table_20_Contents">
      <style:text-properties style:font-name="Liberation Mono" fo:font-size="10pt" officeooo:rsid="002b6f5e" officeooo:paragraph-rsid="002b6f5e" style:font-name-asian="Nimbus Mono L" style:font-size-asian="10pt" style:font-name-complex="Liberation Mono" style:font-size-complex="10pt"/>
    </style:style>
    <style:style style:name="P34" style:family="paragraph" style:parent-style-name="Table_20_Contents">
      <style:text-properties style:font-name="Liberation Mono" fo:font-size="10pt" officeooo:rsid="002bf865" officeooo:paragraph-rsid="002bf865" style:font-name-asian="Nimbus Mono L" style:font-size-asian="10pt" style:font-name-complex="Liberation Mono" style:font-size-complex="10pt"/>
    </style:style>
    <style:style style:name="T1" style:family="text">
      <style:text-properties officeooo:rsid="001aba07"/>
    </style:style>
    <style:style style:name="T2" style:family="text">
      <style:text-properties officeooo:rsid="001b71cc"/>
    </style:style>
    <style:style style:name="T3" style:family="text">
      <style:text-properties officeooo:rsid="001e6c8b"/>
    </style:style>
    <style:style style:name="T4" style:family="text">
      <style:text-properties officeooo:rsid="00206b05"/>
    </style:style>
    <style:style style:name="T5" style:family="text">
      <style:text-properties officeooo:rsid="0019ca22"/>
    </style:style>
    <style:style style:name="T6" style:family="text">
      <style:text-properties officeooo:rsid="00243023"/>
    </style:style>
    <style:style style:name="T7" style:family="text">
      <style:text-properties officeooo:rsid="00150467"/>
    </style:style>
    <style:style style:name="T8" style:family="text">
      <style:text-properties officeooo:rsid="00274abb"/>
    </style:style>
    <style:style style:name="T9" style:family="text">
      <style:text-properties officeooo:rsid="002bf865"/>
    </style:style>
    <style:style style:name="T10" style:family="text">
      <style:text-properties officeooo:rsid="002df490"/>
    </style:style>
    <style:style style:name="T11" style:family="text">
      <style:text-properties officeooo:rsid="002f2f2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reformatted_20_Text">*************************************</text:p>
      <text:p text:style-name="Preformatted_20_Text">Administración de sistemas avanzada </text:p>
      <text:p text:style-name="Preformatted_20_Text">Trabajo práctico grupal </text:p>
      <text:p text:style-name="Preformatted_20_Text">Entrega obligatoria para cursado</text:p>
      <text:p text:style-name="Preformatted_20_Text">*************************************</text:p>
      <text:p text:style-name="Preformatted_20_Text"/>
      <text:p text:style-name="Preformatted_20_Text">Condiciones: </text:p>
      <text:p text:style-name="Preformatted_20_Text">------------</text:p>
      <text:p text:style-name="Preformatted_20_Text">El siguiente trabajo pueden entregarse hasta el 31/10. </text:p>
      <text:p text:style-name="Preformatted_20_Text">Deberá realizarse en grupos de no mas de cuatro personas y no menos de dos. </text:p>
      <text:p text:style-name="Preformatted_20_Text"/>
      <text:p text:style-name="Preformatted_20_Text">Descripción:</text:p>
      <text:p text:style-name="Preformatted_20_Text">------------ </text:p>
      <text:p text:style-name="Preformatted_20_Text">Elija un script de al menos 100 líneas contenido en el paquete mdadm ó en el</text:p>
      <text:p text:style-name="Preformatted_20_Text">paquete lvm2. Analice el script y responda las preguntas. </text:p>
      <text:p text:style-name="Preformatted_20_Text"/>
      <text:p text:style-name="Preformatted_20_Text">La siguiente línea puede ser de _ayuda_ para encontrar los scripts. Para el</text:p>
      <text:p text:style-name="Preformatted_20_Text">caso de lvm2 reemplace donde corresponda: </text:p>
      <text:p text:style-name="Preformatted_20_Text"/>
      <text:p text:style-name="Preformatted_20_Text">for i in `dpkg -L mdadm`;do file $i ;done |egrep 'shell|text' |grep -v doc |cut -f1 -d: |xargs wc -l |sort -n</text:p>
      <text:p text:style-name="Preformatted_20_Text"/>
      <text:p text:style-name="P23">Cuestionario:</text:p>
      <text:p text:style-name="Preformatted_20_Text"/>
      <text:p text:style-name="P17">Se Eligio el script de lvm2 lvmconf.</text:p>
      <text:p text:style-name="P17"/>
      <text:p text:style-name="Preformatted_20_Text">¿Cuál es la funcionalidad del script?</text:p>
      <text:p text:style-name="Preformatted_20_Text"/>
      <text:p text:style-name="P17">La Funcionalidad del Script es modificar el archivo de configuración del lvm, con el ingreso de nuevos argumentos (Parametros) de acuerdo a las necesidades del administrador, <text:span text:style-name="T10">verificando la cosistencia de cada parametro para la generacion del mismo</text:span>.</text:p>
      <text:p text:style-name="P5"/>
      <text:p text:style-name="Preformatted_20_Text">¿Quién es el/la/l@s usuarios destinatarios del script?</text:p>
      <text:p text:style-name="Preformatted_20_Text"/>
      <text:p text:style-name="P17">Los destinatarios del scrip es para los administradores de lvm2</text:p>
      <text:p text:style-name="Preformatted_20_Text"/>
      <text:p text:style-name="Preformatted_20_Text">¿Qué shell se utiliza para el script?</text:p>
      <text:p text:style-name="Preformatted_20_Text"/>
      <text:p text:style-name="P17">El shell utilizado por el script es Bash</text:p>
      <text:p text:style-name="Preformatted_20_Text"/>
      <text:p text:style-name="Preformatted_20_Text">¿Existe algún tipo de modularización? (funciones o llamadas a otros scripts) </text:p>
      <text:p text:style-name="Preformatted_20_Text"><text:soft-page-break/></text:p>
      <text:p text:style-name="P22">Es este scipt contiene dos funciones de control <text:span text:style-name="T11">y una de información sobre el uso en caso de error con los parametros ingresados.</text:span>; y ninguna llamada a otro scrip.</text:p>
      <text:p text:style-name="Preformatted_20_Text"/>
      <text:p text:style-name="Preformatted_20_Text"/>
      <text:p text:style-name="Preformatted_20_Text">¿Cuál es la licencia?</text:p>
      <text:p text:style-name="Preformatted_20_Text"/>
      <text:p text:style-name="P17">Esta sujeta a la licencia GNU <text:span text:style-name="T10">GPL </text:span>v2.</text:p>
      <text:p text:style-name="Preformatted_20_Text"/>
      <text:p text:style-name="Preformatted_20_Text">¿Quién es el/la/l@s autor/a/es/s del script?</text:p>
      <text:p text:style-name="Preformatted_20_Text"/>
      <text:p text:style-name="P19">El auto<text:span text:style-name="T10">r</text:span> no esta documentado, ya que pertence a un proyecto de la empresa REDHA<text:span text:style-name="T10">T</text:span>.</text:p>
      <text:p text:style-name="Preformatted_20_Text"/>
      <text:p text:style-name="Preformatted_20_Text">¿Existe alguna porción del script que le parezca re-utilizable?</text:p>
      <text:p text:style-name="Preformatted_20_Text"/>
      <text:p text:style-name="P22">No consideramos que ninguna porcion de codigo pueda ser reutilizada en otro scrip, ya que el mismo es muy personalizado para la edición de el archivo de configuracion de lvm. Tiene buenas ideas de control de de modificación de archivos para ser utilizado en otros sripts</text:p>
      <text:p text:style-name="Preformatted_20_Text"/>
      <text:p text:style-name="Preformatted_20_Text">¿Qué verificaciones previas a la ejecución de la función principal realiza?</text:p>
      <text:p text:style-name="Preformatted_20_Text"/>
      <text:p text:style-name="P18">Como el script utiliza argumentos para funcionar, verifica que los mismos sean correctos, luego verifica <text:span text:style-name="T11">l</text:span>a existencia de los archivos pasado por argumento. En ambos caso, si existe error llama una función de uso (explicativo).</text:p>
      <text:p text:style-name="Preformatted_20_Text"/>
      <text:p text:style-name="Preformatted_20_Text">Evaluación:</text:p>
      <text:p text:style-name="Preformatted_20_Text">===========</text:p>
      <text:p text:style-name="P6">Entrega grupal (documentar las respuestas por escrito), evaluación individual y grupal. <text:s/></text:p>
      <text:p text:style-name="Text_20_body"/>
      <table:table table:name="Tabla1" table:style-name="Tabla1">
        <table:table-column table:style-name="Tabla1.A"/>
        <table:table-column table:style-name="Tabla1.B"/>
        <table:table-row>
          <table:table-cell table:style-name="Tabla1.A1" office:value-type="string">
            <text:p text:style-name="P1">#!/bin/bash</text:p>
            <text:p text:style-name="P1">#</text:p>
            <text:p text:style-name="P1"># Copyright (C) 2004-2009 Red Hat, Inc. All rights reserved.</text:p>
            <text:p text:style-name="P1">#</text:p>
            <text:p text:style-name="P1"># This file is part of the lvm2 package.</text:p>
            <text:p text:style-name="P1">#</text:p>
            <text:p text:style-name="P1"># This copyrighted material is made available to anyone wishing to use,</text:p>
            <text:p text:style-name="P1"># modify, copy, or redistribute it subject to the terms and conditions</text:p>
            <text:p text:style-name="P1"># of the GNU General Public License v.2.</text:p>
            <text:p text:style-name="P1">#</text:p>
            <text:p text:style-name="P1"># You should have received a copy of the GNU General Public License</text:p>
            <text:p text:style-name="P1"><text:soft-page-break/># along with this program; if not, write to the Free Software Foundation,</text:p>
            <text:p text:style-name="P1"># Inc., 59 Temple Place, Suite 330, Boston, MA <text:s/>02111-1307 <text:s/>USA</text:p>
            <text:p text:style-name="P1"/>
            <text:p text:style-name="P1">#</text:p>
            <text:p text:style-name="P1"># Edit an lvm.conf file to adjust various properties</text:p>
            <text:p text:style-name="P3">#</text:p>
          </table:table-cell>
          <table:table-cell table:style-name="Tabla1.B1" office:value-type="string">
            <text:p text:style-name="P7"/>
          </table:table-cell>
        </table:table-row>
        <table:table-row>
          <table:table-cell table:style-name="Tabla1.A2" office:value-type="string">
            <text:p text:style-name="P1">function usage</text:p>
            <text:p text:style-name="P1">{</text:p>
            <text:p text:style-name="P1"><text:s text:c="4"/>echo "usage: $0 &lt;command&gt;"</text:p>
            <text:p text:style-name="P1"><text:s text:c="4"/>echo ""</text:p>
            <text:p text:style-name="P1"><text:s text:c="4"/>echo "Commands:"</text:p>
            <text:p text:style-name="P1"><text:s text:c="4"/>echo "Enable clvm: <text:s/>--enable-cluster [--lockinglibdir &lt;dir&gt;] [--lockinglib &lt;lib&gt;]"</text:p>
            <text:p text:style-name="P1"><text:s text:c="4"/>echo "Disable clvm: --disable-cluster"</text:p>
            <text:p text:style-name="P1"><text:s text:c="4"/>echo "Set locking library: --lockinglibdir &lt;dir&gt; [--lockinglib &lt;lib&gt;]"</text:p>
            <text:p text:style-name="P1"><text:s text:c="4"/>echo ""</text:p>
            <text:p text:style-name="P1"><text:s text:c="4"/>echo "Global options:"</text:p>
            <text:p text:style-name="P1"><text:s text:c="4"/>echo "Config file location: --file &lt;configfile&gt;"</text:p>
            <text:p text:style-name="P1"><text:s text:c="4"/>echo ""</text:p>
            <text:p text:style-name="P3">}</text:p>
          </table:table-cell>
          <table:table-cell table:style-name="Tabla1.B2" office:value-type="string">
            <text:list xml:id="list4280302292402988689" text:style-name="L1">
              <text:list-header>
                <text:p text:style-name="P24">Función de uso, donde nos explica cuales son los parametros que debemos informar.</text:p>
              </text:list-header>
            </text:list>
          </table:table-cell>
        </table:table-row>
        <table:table-row>
          <table:table-cell table:style-name="Tabla1.A2" office:value-type="string">
            <text:p text:style-name="P1">function parse_args</text:p>
            <text:p text:style-name="P1">{</text:p>
            <text:p text:style-name="P1"><text:s text:c="4"/>while [ -n "$1" ]; do</text:p>
            <text:p text:style-name="P1"><text:s text:c="8"/>case $1 in</text:p>
            <text:p text:style-name="P1"><text:s text:c="12"/>--enable-cluster)</text:p>
            <text:p text:style-name="P1"><text:s text:c="16"/>LOCKING_TYPE=3</text:p>
            <text:p text:style-name="P1"><text:s text:c="16"/>shift</text:p>
            <text:p text:style-name="P1"><text:s text:c="16"/>;;</text:p>
            <text:p text:style-name="P1"><text:s text:c="12"/>--disable-cluster)</text:p>
            <text:p text:style-name="P1"><text:s text:c="16"/>LOCKING_TYPE=1</text:p>
            <text:p text:style-name="P1"><text:s text:c="16"/>shift</text:p>
            <text:p text:style-name="P1"><text:s text:c="16"/>;;</text:p>
            <text:p text:style-name="P1"><text:s text:c="12"/>--lockinglibdir)</text:p>
            <text:p text:style-name="P1"><text:s text:c="16"/>if [ -n "$2" ]; then</text:p>
            <text:p text:style-name="P1"><text:s text:c="20"/>LOCKINGLIBDIR=$2</text:p>
            <text:p text:style-name="P1"><text:s text:c="20"/>shift 2</text:p>
            <text:p text:style-name="P1"><text:s text:c="16"/>else</text:p>
            <text:p text:style-name="P1"><text:s text:c="20"/>usage</text:p>
            <text:p text:style-name="P1"><text:s text:c="20"/>exit 1</text:p>
            <text:p text:style-name="P1"><text:s text:c="16"/>fi</text:p>
            <text:p text:style-name="P1"><text:s text:c="16"/>;;</text:p>
            <text:p text:style-name="P1"><text:soft-page-break/><text:s text:c="12"/>--lockinglib)</text:p>
            <text:p text:style-name="P1"><text:s text:c="16"/>if [ -n "$2" ]; then</text:p>
            <text:p text:style-name="P1"><text:s text:c="20"/>LOCKINGLIB=$2</text:p>
            <text:p text:style-name="P1"><text:s text:c="20"/>shift 2</text:p>
            <text:p text:style-name="P1"><text:s text:c="16"/>else</text:p>
            <text:p text:style-name="P1"><text:s text:c="20"/>usage</text:p>
            <text:p text:style-name="P1"><text:s text:c="20"/>exit 1</text:p>
            <text:p text:style-name="P1"><text:s text:c="16"/>fi</text:p>
            <text:p text:style-name="P1"><text:s text:c="16"/>;;</text:p>
            <text:p text:style-name="P1"><text:s text:c="12"/>--file)</text:p>
            <text:p text:style-name="P1"><text:s text:c="16"/>if [ -n "$2" ]; then</text:p>
            <text:p text:style-name="P1"><text:s text:c="20"/>CONFIGFILE=$2</text:p>
            <text:p text:style-name="P1"><text:s text:c="20"/>shift 2</text:p>
            <text:p text:style-name="P1"><text:s text:c="16"/>else</text:p>
            <text:p text:style-name="P1"><text:s text:c="20"/>usage</text:p>
            <text:p text:style-name="P1"><text:s text:c="20"/>exit 1</text:p>
            <text:p text:style-name="P1"><text:s text:c="16"/>fi</text:p>
            <text:p text:style-name="P1"><text:s text:c="16"/>;;</text:p>
            <text:p text:style-name="P1"><text:s text:c="12"/>*)</text:p>
            <text:p text:style-name="P1"><text:s text:c="16"/>usage</text:p>
            <text:p text:style-name="P1"><text:s text:c="16"/>exit 1</text:p>
            <text:p text:style-name="P1"><text:s text:c="8"/>esac</text:p>
            <text:p text:style-name="P1"><text:s text:c="4"/>done</text:p>
            <text:p text:style-name="P3">}</text:p>
          </table:table-cell>
          <table:table-cell table:style-name="Tabla1.B2" office:value-type="string">
            <text:p text:style-name="P8">Función donde verifica los valo<text:span text:style-name="T1">res</text:span> ingresados como <text:span text:style-name="T1">parámetros</text:span> e inicializa las variables. En caso de error, llama la función de uso y sale con un error 1.</text:p>
            <text:p text:style-name="P8"/>
            <text:p text:style-name="P25">-<text:span text:style-name="T2">n Cierto si la longitud de cadena no es cero.</text:span></text:p>
          </table:table-cell>
        </table:table-row>
        <table:table-row>
          <table:table-cell table:style-name="Tabla1.A2" office:value-type="string">
            <text:p text:style-name="P2">function validate_args</text:p>
            <text:p text:style-name="P2">{</text:p>
            <text:p text:style-name="P2"><text:s text:c="4"/>[ -z "$CONFIGFILE" ] &amp;&amp; CONFIGFILE="/etc/lvm/lvm.conf"</text:p>
            <text:p text:style-name="P2"/>
            <text:p text:style-name="P2"><text:s text:c="4"/>if [ ! -f "$CONFIGFILE" ]</text:p>
            <text:p text:style-name="P2"><text:s text:c="12"/>then</text:p>
            <text:p text:style-name="P2"><text:s text:c="12"/>echo "$CONFIGFILE does not exist"</text:p>
            <text:p text:style-name="P2"><text:s text:c="12"/>exit 10</text:p>
            <text:p text:style-name="P2"><text:s text:c="4"/>fi</text:p>
            <text:p text:style-name="P2"/>
            <text:p text:style-name="P2"><text:s text:c="4"/>if [ -z "$LOCKING_TYPE" ] &amp;&amp; [ -z "$LOCKINGLIBDIR" ]; then</text:p>
            <text:p text:style-name="P2"><text:s text:c="8"/>usage</text:p>
            <text:p text:style-name="P2"><text:s text:c="8"/>exit 1</text:p>
            <text:p text:style-name="P2"><text:s text:c="4"/>fi</text:p>
            <text:p text:style-name="P2"/>
            <text:p text:style-name="P2"><text:s text:c="4"/>if [ -n "$LOCKINGLIBDIR" ]; then</text:p>
            <text:p text:style-name="P2"/>
            <text:p text:style-name="P2"><text:soft-page-break/><text:s text:c="8"/>if [ "${LOCKINGLIBDIR:0:1}" != "/" ]</text:p>
            <text:p text:style-name="P2"><text:s text:c="12"/>then</text:p>
            <text:p text:style-name="P2"><text:s text:c="12"/>echo "Prefix must be an absolute path name (starting with a /)"</text:p>
            <text:p text:style-name="P2"><text:s text:c="12"/>exit 12</text:p>
            <text:p text:style-name="P2"><text:s text:c="8"/>fi</text:p>
            <text:p text:style-name="P2"/>
            <text:p text:style-name="P2"><text:s text:c="8"/>if [ -n "$LOCKINGLIB" ] &amp;&amp; [ ! -f "$LOCKINGLIBDIR/$LOCKINGLIB" ]</text:p>
            <text:p text:style-name="P2"><text:s text:c="12"/>then</text:p>
            <text:p text:style-name="P2"><text:s text:c="12"/>echo "$LOCKINGLIBDIR/$LOCKINGLIB does not exist, did you do a \"make install\" ?"</text:p>
            <text:p text:style-name="P2"><text:s text:c="12"/>exit 11</text:p>
            <text:p text:style-name="P2"><text:s text:c="8"/>fi</text:p>
            <text:p text:style-name="P2"/>
            <text:p text:style-name="P2"><text:s text:c="4"/>fi</text:p>
            <text:p text:style-name="P2"/>
            <text:p text:style-name="P2"><text:s text:c="4"/>if [ "$LOCKING_TYPE" = "1" ] &amp;&amp; [ -n "$LOCKINGLIBDIR" -o -n "$LOCKINGLIB" ]; then</text:p>
            <text:p text:style-name="P2"><text:tab/>echo "Superfluous locking lib parameter, ignoring"</text:p>
            <text:p text:style-name="P2"><text:s text:c="4"/>fi</text:p>
            <text:p text:style-name="P4">}</text:p>
          </table:table-cell>
          <table:table-cell table:style-name="Tabla1.B2" office:value-type="string">
            <text:p text:style-name="P9">Función de validación de los argumentos</text:p>
            <text:p text:style-name="P9"/>
            <text:p text:style-name="P26">-<text:span text:style-name="T2">z Cierto si la longitud de cadena es cero.</text:span></text:p>
            <text:p text:style-name="P26"/>
            <text:p text:style-name="P10">Si $CONFIGFILE es vacio, se le asigna la ruta por defecto.</text:p>
            <text:p text:style-name="P10"/>
            <text:p text:style-name="P10">Si $CCONFIGFILE no existe el archivo, sale con error 10.</text:p>
            <text:p text:style-name="P10"/>
            <text:p text:style-name="P10">Si LOCKING_TYPE y LOCKINGLIBDIR son vacios, llama a la funcion de uso y sale con error 1.</text:p>
            <text:p text:style-name="P10"/>
            <text:p text:style-name="P11">Luego Verifica que LOCKINGLIBDIR <text:soft-page-break/>sea un directorio absoluto, en caso contrario sale con error 12.</text:p>
            <text:p text:style-name="P11"/>
            <text:p text:style-name="P11"/>
            <text:p text:style-name="P11"><text:span text:style-name="T3">Posteriormente verifica que la variable</text:span> LOCKINGLIB <text:span text:style-name="T3">no este vacia y que sea archivo, en caso contrario devuelve error 11</text:span></text:p>
            <text:p text:style-name="P11"/>
            <text:p text:style-name="P11"/>
            <text:p text:style-name="P11">Si LOCKING_TYPE Es uno (Cluster desactivado) <text:span text:style-name="T4">verifica </text:span><text:s/>LOCKINGLIB<text:span text:style-name="T4">DIR</text:span> <text:span text:style-name="T6">o </text:span>LOCKINGLIB <text:span text:style-name="T4">no sean vacio, devuelve el mensaje: </text:span></text:p>
            <text:p text:style-name="P13">Ignora por ser redundante los parametros...</text:p>
            <text:p text:style-name="P10"/>
            <text:p text:style-name="P10"/>
          </table:table-cell>
        </table:table-row>
        <table:table-row>
          <table:table-cell table:style-name="Tabla1.A2" office:value-type="string">
            <text:p text:style-name="P1">umask 0077</text:p>
            <text:p text:style-name="P1">parse_args "$@"</text:p>
            <text:p text:style-name="P1">validate_args</text:p>
            <text:p text:style-name="P1">SCRIPTFILE=/etc/lvm/.lvmconf-script.tmp</text:p>
            <text:p text:style-name="P3">TMPFILE=/etc/lvm/.lvmconf-tmp.tmp</text:p>
          </table:table-cell>
          <table:table-cell table:style-name="Tabla1.B2" office:value-type="string">
            <text:p text:style-name="P12">Con umask 0077 quitamos los permisos al grupo y otros de los nuevos archivos que se crean durante la ejecución del scrip. Luego l<text:span text:style-name="T5">lama a las dos funciones anteriores <text:s/>y crea los archivos temporales necesarios.</text:span></text:p>
          </table:table-cell>
        </table:table-row>
        <table:table-row>
          <table:table-cell table:style-name="Tabla1.A2" office:value-type="string">
            <text:p text:style-name="P15"># Flags so we know which parts of the file we can replace and which need</text:p>
            <text:p text:style-name="P15"># adding. These are return codes from grep, so zero means it IS present!</text:p>
            <text:p text:style-name="P15">have_type=1</text:p>
            <text:p text:style-name="P15">have_dir=1</text:p>
            <text:p text:style-name="P15">have_library=1</text:p>
            <text:p text:style-name="P15">have_global=1</text:p>
            <text:p text:style-name="P15"/>
            <text:p text:style-name="P15">grep -q '^[[:blank:]]*locking_type[[:blank:]]*=' $CONFIGFILE</text:p>
            <text:p text:style-name="P15">have_type=$?</text:p>
            <text:p text:style-name="P15"/>
            <text:p text:style-name="P15">grep -q '^[[:blank:]]*library_dir[[:blank:]]*=' $CONFIGFILE</text:p>
            <text:p text:style-name="P15">have_dir=$?</text:p>
            <text:p text:style-name="P15"/>
            <text:p text:style-name="P15">grep -q '^[[:blank:]]*locking_library[[:blank:]]*=' $CONFIGFILE</text:p>
            <text:p text:style-name="P15"><text:soft-page-break/>have_library=$?</text:p>
            <text:p text:style-name="P15"/>
            <text:p text:style-name="P15"># Those options are in section "global {" so we must have one if any are present.</text:p>
            <text:p text:style-name="P15">if [ "$have_type" = "0" -o "$have_dir" = "0" -o "$have_library" = "0" ]</text:p>
            <text:p text:style-name="P15">then</text:p>
            <text:p text:style-name="P15"/>
            <text:p text:style-name="P15"><text:s text:c="4"/># See if we can find it...</text:p>
            <text:p text:style-name="P15"><text:s text:c="4"/>grep -q '^[[:blank:]]*global[[:blank:]]*{' $CONFIGFILE</text:p>
            <text:p text:style-name="P15"><text:s text:c="4"/>have_global=$?</text:p>
            <text:p text:style-name="P15"/>
            <text:p text:style-name="P15"><text:s text:c="4"/>if [ "$have_global" = "1" ] </text:p>
            <text:p text:style-name="P15"><text:tab/>then</text:p>
            <text:p text:style-name="P15"><text:tab/>echo "global keys but no 'global {' found, can't edit file"</text:p>
            <text:p text:style-name="P15"><text:tab/>exit 13</text:p>
            <text:p text:style-name="P15"><text:s text:c="4"/>fi</text:p>
            <text:p text:style-name="P15">fi</text:p>
            <text:p text:style-name="P15"/>
            <text:p text:style-name="P15">if [ "$LOCKING_TYPE" = "2" ] &amp;&amp; [ -z "$LOCKINGLIBDIR" ] &amp;&amp; [ "$have_dir" = "1" ]; then</text:p>
            <text:p text:style-name="P15"><text:tab/>echo "no library_dir specified in $CONFIGFILE"</text:p>
            <text:p text:style-name="P15"><text:tab/>exit 16</text:p>
            <text:p text:style-name="P15">fi</text:p>
          </table:table-cell>
          <table:table-cell table:style-name="Tabla1.B2" office:value-type="string">
            <text:p text:style-name="P27">Inicializa variables, para verificar la existencia de configuraciones activas dentro del CONFIGFILE</text:p>
            <text:p text:style-name="P27"/>
            <text:p text:style-name="P27">Posteriormente, verifica en CONFIGfiLE si está activa la linea locking_type, library_dir y locking_library, en tal caso va mofidicando (con 0) las variables que inicializó en el paso anterior.</text:p>
            <text:p text:style-name="P27"/>
            <text:p text:style-name="P29">Si existe al menos una de las 3 <text:soft-page-break/>variables anteriores, verifica si existe la seccion global. En caso contrario sale con error 13.</text:p>
            <text:p text:style-name="P29"/>
            <text:p text:style-name="P29">Ver <text:span text:style-name="T7">$LOCKING_TYPE" = "2"</text:span></text:p>
          </table:table-cell>
        </table:table-row>
        <table:table-row>
          <table:table-cell table:style-name="Tabla1.A2" office:value-type="string">
            <text:p text:style-name="P1"/>
            <text:p text:style-name="P1"># So if we don't have "global {" we need to create one and </text:p>
            <text:p text:style-name="P1"># populate it</text:p>
            <text:p text:style-name="P1"/>
            <text:p text:style-name="P1">if [ "$have_global" = "1" ]</text:p>
            <text:p text:style-name="P1">then</text:p>
            <text:p text:style-name="P1"><text:s text:c="4"/>if [ -z "$LOCKING_TYPE" ]; then</text:p>
            <text:p text:style-name="P1"><text:tab/>LOCKING_TYPE=1</text:p>
            <text:p text:style-name="P1"><text:s text:c="4"/>fi</text:p>
            <text:p text:style-name="P1"><text:s text:c="4"/>if [ "$LOCKING_TYPE" = "3" ] || [ "$LOCKING_TYPE" = "2" ]; then</text:p>
            <text:p text:style-name="P1"><text:s text:c="8"/>cat $CONFIGFILE - &lt;&lt;EOF &gt; $TMPFILE</text:p>
            <text:p text:style-name="P1">global {</text:p>
            <text:p text:style-name="P1"><text:s text:c="4"/># Enable locking for cluster LVM</text:p>
            <text:p text:style-name="P1"><text:s text:c="4"/>locking_type = $LOCKING_TYPE</text:p>
            <text:p text:style-name="P1"><text:s text:c="4"/>library_dir = "$LOCKINGLIBDIR"</text:p>
            <text:p text:style-name="P1">EOF</text:p>
            <text:p text:style-name="P1"><text:s text:c="8"/>if [ $? != 0 ]</text:p>
            <text:p text:style-name="P1"><text:s text:c="8"/>then</text:p>
            <text:p text:style-name="P1"><text:s text:c="4"/><text:tab/> <text:s text:c="3"/>echo "failed to create temporary config file, $CONFIGFILE not updated"</text:p>
            <text:p text:style-name="P1"><text:tab/> <text:s text:c="3"/>exit 14</text:p>
            <text:p text:style-name="P1"><text:soft-page-break/><text:s text:c="8"/>fi</text:p>
            <text:p text:style-name="P1"><text:tab/>if [ -n "$LOCKINGLIB" ]; then</text:p>
            <text:p text:style-name="P1"><text:tab/> <text:s text:c="3"/>cat - &lt;&lt;EOF &gt;&gt; $TMPFILE</text:p>
            <text:p text:style-name="P1"><text:s text:c="4"/>locking_library = "$LOCKINGLIB"</text:p>
            <text:p text:style-name="P1">EOF</text:p>
            <text:p text:style-name="P1"><text:s text:c="12"/>if [ $? != 0 ]</text:p>
            <text:p text:style-name="P1"><text:s text:c="12"/>then</text:p>
            <text:p text:style-name="P1"><text:tab/> <text:s text:c="7"/>echo "failed to create temporary config file, $CONFIGFILE not updated"</text:p>
            <text:p text:style-name="P1"><text:tab/> <text:s text:c="7"/>exit 16</text:p>
            <text:p text:style-name="P1"><text:s text:c="12"/>fi</text:p>
            <text:p text:style-name="P1"><text:tab/>fi</text:p>
            <text:p text:style-name="P1"><text:tab/>cat - &lt;&lt;EOF &gt;&gt; $TMPFILE</text:p>
            <text:p text:style-name="P1">}</text:p>
            <text:p text:style-name="P1">EOF</text:p>
            <text:p text:style-name="P1"><text:s text:c="4"/>fi # if we aren't setting cluster locking, we don't need to create a global section</text:p>
            <text:p text:style-name="P1"/>
            <text:p text:style-name="P1"><text:s text:c="4"/>if [ $? != 0 ]</text:p>
            <text:p text:style-name="P1"><text:s text:c="4"/>then</text:p>
            <text:p text:style-name="P1"><text:tab/>echo "failed to create temporary config file, $CONFIGFILE not updated"</text:p>
            <text:p text:style-name="P1"><text:tab/>exit 17</text:p>
            <text:p text:style-name="P1"><text:s text:c="4"/>fi</text:p>
            <text:p text:style-name="P1">else</text:p>
            <text:p text:style-name="P1"><text:s text:c="4"/>#</text:p>
            <text:p text:style-name="P1"><text:s text:c="4"/># We have a "global {" section, so add or replace the</text:p>
            <text:p text:style-name="P1"><text:s text:c="4"/># locking entries as appropriate</text:p>
            <text:p text:style-name="P1"><text:s text:c="4"/>#</text:p>
            <text:p text:style-name="P1"/>
            <text:p text:style-name="P1"><text:s text:c="4"/>if [ -n "$LOCKING_TYPE" ]; then</text:p>
            <text:p text:style-name="P1"><text:tab/>if [ "$have_type" = "0" ] </text:p>
            <text:p text:style-name="P1"><text:tab/>then</text:p>
            <text:p text:style-name="P1"><text:tab/> <text:s text:c="3"/>SEDCMD=" s/^[[:blank:]]*locking_type[[:blank:]]*=.*/\ \ \ \ locking_type = $LOCKING_TYPE/g"</text:p>
            <text:p text:style-name="P1"><text:tab/>else</text:p>
            <text:p text:style-name="P1"><text:tab/> <text:s text:c="3"/>SEDCMD=" /global[[:blank:]]*{/a\ \ \ \ locking_type = $LOCKING_TYPE"</text:p>
            <text:p text:style-name="P1"><text:tab/>fi</text:p>
            <text:p text:style-name="P1"><text:s text:c="4"/>fi</text:p>
            <text:p text:style-name="P1"/>
            <text:p text:style-name="P1"><text:s text:c="4"/>if [ -n "$LOCKINGLIBDIR" ]; then</text:p>
            <text:p text:style-name="P1"><text:s text:c="8"/>if [ "$have_dir" = "0" ] </text:p>
            <text:p text:style-name="P1"><text:s text:c="12"/>then</text:p>
            <text:p text:style-name="P1"><text:s text:c="12"/>SEDCMD="${SEDCMD}\ns'^[[:blank:]]*library_dir[[:blank:]]*=.*'\ \ \ \ <text:soft-page-break/>library_dir = \"$LOCKINGLIBDIR\"'g"</text:p>
            <text:p text:style-name="P1"><text:s text:c="8"/>else</text:p>
            <text:p text:style-name="P1"><text:s text:c="12"/>SEDCMD="${SEDCMD}\n/global[[:blank:]]*{/a\ \ \ \ library_dir = \"$LOCKINGLIBDIR\""</text:p>
            <text:p text:style-name="P1"><text:s text:c="8"/>fi</text:p>
            <text:p text:style-name="P1"><text:s text:c="4"/>fi</text:p>
            <text:p text:style-name="P1"/>
            <text:p text:style-name="P1"><text:s text:c="4"/>if [ -n "$LOCKINGLIB" ]; then</text:p>
            <text:p text:style-name="P1"><text:s text:c="8"/>if [ "$have_library" = "0" ]</text:p>
            <text:p text:style-name="P1"><text:s text:c="12"/>then</text:p>
            <text:p text:style-name="P1"><text:s text:c="12"/>SEDCMD="${SEDCMD}\ns/^[[:blank:]]*locking_library[[:blank:]]*=.*/\ \ \ \ locking_library = \"$LOCKINGLIB\"/g"</text:p>
            <text:p text:style-name="P1"><text:s text:c="8"/>else</text:p>
            <text:p text:style-name="P1"><text:s text:c="12"/>SEDCMD="${SEDCMD}\n/global[[:blank:]]*{/a\ \ \ \ locking_library = \"$LOCKINGLIB\""</text:p>
            <text:p text:style-name="P1"><text:s text:c="8"/>fi</text:p>
            <text:p text:style-name="P1"><text:s text:c="4"/>fi</text:p>
            <text:p text:style-name="P1"/>
            <text:p text:style-name="P1"><text:s text:c="4"/>echo -e $SEDCMD &gt; $SCRIPTFILE</text:p>
            <text:p text:style-name="P1"><text:s text:c="4"/>sed <text:s/>&lt;$CONFIGFILE &gt;$TMPFILE -f $SCRIPTFILE</text:p>
            <text:p text:style-name="P1"><text:s text:c="4"/>if [ $? != 0 ]</text:p>
            <text:p text:style-name="P1"><text:s text:c="4"/>then</text:p>
            <text:p text:style-name="P1"><text:tab/>echo "sed failed, $CONFIGFILE not updated"</text:p>
            <text:p text:style-name="P1"><text:tab/>exit 15</text:p>
            <text:p text:style-name="P1"><text:s text:c="4"/>fi</text:p>
            <text:p text:style-name="P1">fi</text:p>
            <text:p text:style-name="P1"/>
            <text:p text:style-name="P3"/>
          </table:table-cell>
          <table:table-cell table:style-name="Tabla1.B2" office:value-type="string">
            <text:p text:style-name="P28"/>
            <text:p text:style-name="P30">Si no existe la sección global, crea una, verificando si la variable <text:span text:style-name="T7">LOCKING_TYPE </text:span>no está inicializada, le asigna 1 (Cluster Disable).</text:p>
            <text:p text:style-name="P31">En caso que <text:s/><text:span text:style-name="T7">LOCKING_TYPE </text:span>contenga el valor de 3 o 2, modifica el archivo ConfigFile <text:span text:style-name="T8">en un archivo temporal </text:span>agregando los valores correspondiente del <text:s/><text:span text:style-name="T7">locking_type </text:span>y <text:span text:style-name="T7">library_dir.</text:span></text:p>
            <text:p text:style-name="P31"/>
            <text:p text:style-name="P31">En caso que no pueda modificar el archivo ConfigFile, sale con un error 14.</text:p>
            <text:p text:style-name="P31"/>
            <text:p text:style-name="P32">Si la cadena <text:s/><text:span text:style-name="T7">LOCKINGLIB </text:span>no es vacia, le agrega al archivo temporal la linea donde se <text:soft-page-break/>encuentra la libreria (<text:span text:style-name="T7">locking_library</text:span>).</text:p>
            <text:p text:style-name="P32"/>
            <text:p text:style-name="P32">Si encuentra un error, sale con error 16.</text:p>
            <text:p text:style-name="P32"/>
            <text:p text:style-name="P32">Le agrega el final de la sección la llave, al archivo temporal, luego verifica que no tenga error el guardado del archivo, caso contrario, sale con error 17.</text:p>
            <text:p text:style-name="P32"/>
            <text:p text:style-name="P32"/>
            <text:p text:style-name="P33">Si existe la sección global {, agrega o modifica según los parametros asiganados.</text:p>
            <text:p text:style-name="P33"/>
            <text:p text:style-name="P33">Primero verifica que LOCKING_TYPE <text:span text:style-name="T9">no esta vacio, en tal caso verifica si existe la linea empieza a generar los comandos para <text:s/>realizar las modificaciones o agregar las lineas faltantes de las variables LOCING_TYPE, LOCKINGLIBDIR y LOCKINGLIB. Todas son acumuladas en la variables SEDCMD.</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La variable SEDCMD la guarda en un archivo temporal, para ser utilizado posteriormente.</text:p>
            <text:p text:style-name="P34"/>
            <text:p text:style-name="P34"/>
            <text:p text:style-name="P34">Con sed, guarda en un nuevo archivo temporal el CONFIGFILE y ejecuta los comandos almacenados en el archivo guardado del SEDCMD.</text:p>
            <text:p text:style-name="P34"/>
            <text:p text:style-name="P34">Si no puede modificar el archivo, sale con error 15.</text:p>
            <text:p text:style-name="P34"/>
          </table:table-cell>
        </table:table-row>
        <table:table-row>
          <table:table-cell table:style-name="Tabla1.A2" office:value-type="string">
            <text:p text:style-name="P16"># Now we have a suitably editted config file in a temp place,</text:p>
            <text:p text:style-name="P16"># backup the original and copy our new one into place.</text:p>
            <text:p text:style-name="P16"/>
            <text:p text:style-name="P16">cp $CONFIGFILE $CONFIGFILE.lvmconfold</text:p>
            <text:p text:style-name="P16">if [ $? != 0 ]</text:p>
            <text:p text:style-name="P16"><text:s text:c="4"/>then</text:p>
            <text:p text:style-name="P16"><text:s text:c="4"/>echo "failed to backup old config file, $CONFIGFILE not updated"</text:p>
            <text:p text:style-name="P16"><text:s text:c="4"/>exit 2</text:p>
            <text:p text:style-name="P16">fi</text:p>
            <text:p text:style-name="P16"/>
            <text:p text:style-name="P16"><text:soft-page-break/>cp $TMPFILE $CONFIGFILE</text:p>
            <text:p text:style-name="P16">if [ $? != 0 ]</text:p>
            <text:p text:style-name="P16"><text:s text:c="4"/>then</text:p>
            <text:p text:style-name="P16"><text:s text:c="4"/>echo "failed to copy new config file into place, check $CONFIGFILE is still OK"</text:p>
            <text:p text:style-name="P16"><text:s text:c="4"/>exit 3</text:p>
            <text:p text:style-name="P16">fi</text:p>
            <text:p text:style-name="P16"/>
            <text:p text:style-name="P21">rm -f $SCRIPTFILE $TMPFILE</text:p>
          </table:table-cell>
          <table:table-cell table:style-name="Tabla1.B2" office:value-type="string">
            <text:p text:style-name="P34">Realiza una copia de seguridad del archivo original, si tiene error sale con error 2</text:p>
            <text:p text:style-name="P34"/>
            <text:p text:style-name="P34">reemplaza el archivo CONFIGFILE con el nuevo generado por el scrip. En cado de no poder sale con error 3</text:p>
            <text:p text:style-name="P34"/>
            <text:p text:style-name="P34">Posteriormente borra los archivos <text:soft-page-break/>temporale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9T22:29:10.904827596</dc:date>
    <meta:editing-duration>PT1H19M57S</meta:editing-duration>
    <meta:editing-cycles>18</meta:editing-cycles>
    <meta:generator>LibreOffice/5.2.0.4$Linux_X86_64 LibreOffice_project/066b007f5ebcc236395c7d282ba488bca6720265</meta:generator>
    <meta:document-statistic meta:table-count="1" meta:image-count="0" meta:object-count="0" meta:page-count="9" meta:paragraph-count="293" meta:word-count="1780" meta:character-count="12006" meta:non-whitespace-character-count="9216"/>
  </office:meta>
</office:document-meta>
</file>